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16173" draw:fill-color="#e16173" draw:textarea-horizontal-align="justify" draw:textarea-vertical-align="middle" draw:auto-grow-height="false" fo:min-height="2.782cm" fo:min-width="1.308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398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3.8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9.244cm"/>
      <style:paragraph-properties style:writing-mode="lr-tb"/>
    </style:style>
    <style:style style:name="gr19" style:family="graphic" style:parent-style-name="standard">
      <style:graphic-properties svg:stroke-color="#e16173" draw:fill-color="#e16173" draw:textarea-horizontal-align="justify" draw:textarea-vertical-align="middle" draw:auto-grow-height="false" fo:min-height="1.561cm" fo:min-width="1.088cm"/>
    </style:style>
    <style:style style:name="gr20" style:family="graphic" style:parent-style-name="standard">
      <style:graphic-properties draw:stroke="none" svg:stroke-color="#000000" draw:fill="none" draw:fill-color="#ffffff" fo:min-height="7.822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9.4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35.575cm"/>
      <style:paragraph-properties style:writing-mode="lr-tb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svg:stroke-color="#81d41a" draw:marker-start="Arrow" draw:marker-start-width="0.3cm" draw:marker-end="Arrow" draw:marker-end-width="0.3cm" draw:textarea-vertical-align="middle"/>
    </style:style>
    <style:style style:name="gr27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13.51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25.669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486cm" fo:min-width="5.596cm"/>
    </style:style>
    <style:style style:name="gr31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8.13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.41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7.06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1.429cm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639cm" fo:min-width="0.389cm"/>
    </style:style>
    <style:style style:name="gr38" style:family="graphic" style:parent-style-name="standard">
      <style:graphic-properties draw:stroke="none" svg:stroke-color="#000000" draw:fill="none" draw:fill-color="#ffffff" fo:min-height="9.955cm"/>
      <style:paragraph-properties style:writing-mode="lr-tb"/>
    </style:style>
    <style:style style:name="gr39" style:family="graphic" style:parent-style-name="objectwithoutfill">
      <style:graphic-properties svg:stroke-color="#81d41a" draw:fill="solid" draw:textarea-vertical-align="middle"/>
    </style:style>
    <style:style style:name="gr40" style:family="graphic" style:parent-style-name="standard">
      <style:graphic-properties svg:stroke-color="#81d41a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0.92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556cm"/>
      <style:paragraph-properties style:writing-mode="lr-tb"/>
    </style:style>
    <style:style style:name="P1" style:family="paragraph">
      <loext:graphic-properties draw:fill-color="#e1617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81d41a"/>
    </style:style>
    <style:style style:name="P10" style:family="paragraph">
      <style:paragraph-properties fo:text-align="center"/>
      <style:text-properties fo:color="#000000"/>
    </style:style>
    <style:style style:name="P11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color="#81d41a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14cm" svg:height="9.351cm" draw:transform="skewX (-5.50956518862381E-017) rotate (2.78292749230496) translate (8.688cm 18.65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27cm" svg:height="1.27cm" svg:x="7.996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4.197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556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6.461cm" svg:y="1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7.98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97cm" svg:y1="8.493cm" svg:x2="8.62cm" svg:y2="8.493cm">
          <text:p/>
        </draw:line>
        <draw:line draw:style-name="gr4" draw:text-style-name="P4" draw:layer="layout" svg:x1="8.62cm" svg:y1="8.62cm" svg:x2="5.191cm" svg:y2="10.017cm">
          <text:p/>
        </draw:line>
        <draw:line draw:style-name="gr4" draw:text-style-name="P4" draw:layer="layout" svg:x1="5.191cm" svg:y1="10.017cm" svg:x2="7.096cm" svg:y2="15.097cm">
          <text:p/>
        </draw:line>
        <draw:line draw:style-name="gr4" draw:text-style-name="P4" draw:layer="layout" svg:x1="7.096cm" svg:y1="15.224cm" svg:x2="8.62cm" svg:y2="18.78cm">
          <text:p/>
        </draw:line>
        <draw:line draw:style-name="gr5" draw:text-style-name="P4" draw:layer="layout" svg:x1="8.62cm" svg:y1="8.62cm" svg:x2="8.62cm" svg:y2="1.254cm">
          <text:p/>
        </draw:line>
        <draw:line draw:style-name="gr6" draw:text-style-name="P4" draw:layer="layout" svg:x1="8.874cm" svg:y1="8.874cm" svg:x2="16.24cm" svg:y2="12.176cm">
          <text:p/>
        </draw:line>
        <draw:frame draw:style-name="gr7" draw:text-style-name="P5" draw:layer="layout" svg:width="3.81cm" svg:height="3.175cm" svg:x="16.621cm" svg:y="11.795cm">
          <draw:text-box>
            <text:p>Back left shoulder</text:p>
          </draw:text-box>
        </draw:frame>
        <draw:frame draw:style-name="gr8" draw:text-style-name="P5" draw:layer="layout" svg:width="3.81cm" svg:height="2.413cm" svg:x="5.995cm" svg:y="1.041cm">
          <draw:text-box>
            <text:p>Y (up)</text:p>
          </draw:text-box>
        </draw:frame>
        <draw:line draw:style-name="gr9" draw:text-style-name="P4" draw:layer="layout" svg:x1="1.762cm" svg:y1="8.493cm" svg:x2="19.161cm" svg:y2="8.493cm">
          <text:p/>
        </draw:line>
        <draw:frame draw:style-name="gr10" draw:text-style-name="P5" draw:layer="layout" svg:width="3.175cm" svg:height="2.032cm" svg:x="17.129cm" svg:y="6.842cm">
          <draw:text-box>
            <text:p>X (right)</text:p>
          </draw:text-box>
        </draw:frame>
        <draw:frame draw:style-name="gr11" draw:text-style-name="P5" draw:layer="layout" svg:width="3.175cm" svg:height="1.397cm" svg:x="5.318cm" svg:y="19.034cm">
          <draw:text-box>
            <text:p>X4,Y4</text:p>
          </draw:text-box>
        </draw:frame>
        <draw:frame draw:style-name="gr12" draw:text-style-name="P5" draw:layer="layout" svg:width="1.651cm" svg:height="1.143cm" svg:x="6.334cm" svg:y="9.482cm">
          <draw:text-box>
            <text:p>L1</text:p>
          </draw:text-box>
        </draw:frame>
        <draw:frame draw:style-name="gr13" draw:text-style-name="P5" draw:layer="layout" svg:width="1.397cm" svg:height="0.962cm" svg:x="3.159cm" svg:y="13.573cm">
          <draw:text-box>
            <text:p>E</text:p>
          </draw:text-box>
        </draw:frame>
        <draw:line draw:style-name="gr4" draw:text-style-name="P4" draw:layer="layout" svg:x1="4.048cm" svg:y1="10.271cm" svg:x2="7.731cm" svg:y2="19.288cm">
          <text:p/>
        </draw:line>
        <draw:line draw:style-name="gr4" draw:text-style-name="P4" draw:layer="layout" svg:x1="9.382cm" svg:y1="8.874cm" svg:x2="9.382cm" svg:y2="19.161cm">
          <text:p/>
        </draw:line>
        <draw:frame draw:style-name="gr12" draw:text-style-name="P5" draw:layer="layout" svg:width="1.27cm" svg:height="1.143cm" svg:x="9.763cm" svg:y="11.414cm">
          <draw:text-box>
            <text:p>F</text:p>
          </draw:text-box>
        </draw:frame>
        <draw:line draw:style-name="gr4" draw:text-style-name="P4" draw:layer="layout" svg:x1="11.16cm" svg:y1="8.62cm" svg:x2="11.287cm" svg:y2="19.161cm">
          <text:p/>
        </draw:line>
        <draw:frame draw:style-name="gr10" draw:text-style-name="P5" draw:layer="layout" svg:width="2.286cm" svg:height="2.032cm" svg:x="11.668cm" svg:y="12.811cm">
          <draw:text-box>
            <text:p>Y4</text:p>
          </draw:text-box>
        </draw:frame>
        <draw:line draw:style-name="gr4" draw:text-style-name="P4" draw:layer="layout" svg:x1="8.747cm" svg:y1="20.812cm" svg:x2="9.255cm" svg:y2="20.812cm">
          <text:p/>
        </draw:line>
        <draw:frame draw:style-name="gr12" draw:text-style-name="P5" draw:layer="layout" svg:width="1.524cm" svg:height="1.143cm" svg:x="8.239cm" svg:y="20.939cm">
          <draw:text-box>
            <text:p>X4</text:p>
          </draw:text-box>
        </draw:frame>
        <draw:frame draw:style-name="gr14" draw:text-style-name="P5" draw:layer="layout" svg:width="13.208cm" svg:height="4.064cm" svg:x="0.746cm" svg:y="25.257cm">
          <draw:text-box>
            <text:p>Y4, Z4 and F make a right triangle. We can solve for that with A^2 + B^2 = C^2.</text:p>
            <text:p/>
            <text:p>x4^2 + Y^2 = F^2</text:p>
            <text:p>F = sqrt(x4^2 + y4^2)</text:p>
          </draw:text-box>
        </draw:frame>
        <draw:line draw:style-name="gr4" draw:text-style-name="P4" draw:layer="layout" svg:x1="16.657cm" svg:y1="24.622cm" svg:x2="16.657cm" svg:y2="17.764cm">
          <text:p/>
        </draw:line>
        <draw:line draw:style-name="gr4" draw:text-style-name="P4" draw:layer="layout" svg:x1="16.658cm" svg:y1="17.916cm" svg:x2="14.952cm" svg:y2="24.622cm">
          <text:p/>
        </draw:line>
        <draw:line draw:style-name="gr4" draw:text-style-name="P4" draw:layer="layout" svg:x1="14.616cm" svg:y1="24.534cm" svg:x2="16.748cm" svg:y2="24.534cm">
          <text:p/>
        </draw:line>
        <draw:frame draw:style-name="gr12" draw:text-style-name="P5" draw:layer="layout" svg:width="1.524cm" svg:height="1.143cm" svg:x="15.039cm" svg:y="24.84cm">
          <draw:text-box>
            <text:p>X4</text:p>
          </draw:text-box>
        </draw:frame>
        <draw:frame draw:style-name="gr10" draw:text-style-name="P5" draw:layer="layout" svg:width="2.286cm" svg:height="2.032cm" svg:x="17.068cm" svg:y="19.811cm">
          <draw:text-box>
            <text:p>Y4</text:p>
          </draw:text-box>
        </draw:frame>
        <draw:frame draw:style-name="gr15" draw:text-style-name="P5" draw:layer="layout" svg:width="1.27cm" svg:height="1.778cm" svg:x="14.208cm" svg:y="19.542cm">
          <draw:text-box>
            <text:p>F</text:p>
          </draw:text-box>
        </draw:frame>
        <draw:custom-shape draw:style-name="gr2" draw:text-style-name="P2" draw:layer="layout" svg:width="1.27cm" svg:height="1.27cm" svg:x="7.997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4.198cm" svg:y="7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971cm" svg:y1="8.494cm" svg:x2="8.621cm" svg:y2="8.494cm">
          <text:p/>
        </draw:line>
        <draw:line draw:style-name="gr4" draw:text-style-name="P4" draw:layer="layout" svg:x1="8.621cm" svg:y1="8.621cm" svg:x2="10.272cm" svg:y2="3.287cm">
          <text:p/>
        </draw:line>
        <draw:line draw:style-name="gr4" draw:text-style-name="P4" draw:layer="layout" svg:x1="14.822cm" svg:y1="8.621cm" svg:x2="16.473cm" svg:y2="3.287cm">
          <text:p/>
        </draw:line>
        <draw:custom-shape draw:style-name="gr2" draw:text-style-name="P2" draw:layer="layout" svg:width="1.27cm" svg:height="1.27cm" svg:x="9.598cm" svg:y="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5.699cm" svg:y="2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272cm" svg:y1="3.541cm" svg:x2="16.622cm" svg:y2="3.414cm">
          <text:p/>
        </draw:line>
        <draw:frame draw:style-name="gr11" draw:text-style-name="P5" draw:layer="layout" svg:width="4.572cm" svg:height="1.397cm" svg:x="11.668cm" svg:y="1.762cm">
          <draw:text-box>
            <text:p>Robot front</text:p>
          </draw:text-box>
        </draw:frame>
      </draw:page>
      <draw:page draw:name="page2" draw:style-name="dp1" draw:master-page-name="Default">
        <draw:custom-shape draw:style-name="gr1" draw:text-style-name="P1" draw:layer="layout" svg:width="3.614cm" svg:height="9.351cm" draw:transform="skewX (-5.50956518862381E-017) rotate (2.78292749230496) translate (8.688cm 18.65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27cm" svg:height="1.27cm" svg:x="7.996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4.197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556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6.461cm" svg:y="1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7.98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97cm" svg:y1="8.493cm" svg:x2="8.62cm" svg:y2="8.493cm">
          <text:p/>
        </draw:line>
        <draw:line draw:style-name="gr4" draw:text-style-name="P4" draw:layer="layout" svg:x1="8.62cm" svg:y1="8.62cm" svg:x2="5.191cm" svg:y2="10.017cm">
          <text:p/>
        </draw:line>
        <draw:line draw:style-name="gr4" draw:text-style-name="P4" draw:layer="layout" svg:x1="5.191cm" svg:y1="10.017cm" svg:x2="7.096cm" svg:y2="15.097cm">
          <text:p/>
        </draw:line>
        <draw:line draw:style-name="gr4" draw:text-style-name="P4" draw:layer="layout" svg:x1="7.096cm" svg:y1="15.224cm" svg:x2="8.62cm" svg:y2="18.78cm">
          <text:p/>
        </draw:line>
        <draw:line draw:style-name="gr5" draw:text-style-name="P4" draw:layer="layout" svg:x1="8.62cm" svg:y1="8.62cm" svg:x2="8.62cm" svg:y2="1.254cm">
          <text:p/>
        </draw:line>
        <draw:line draw:style-name="gr6" draw:text-style-name="P4" draw:layer="layout" svg:x1="8.874cm" svg:y1="8.874cm" svg:x2="16.24cm" svg:y2="12.176cm">
          <text:p/>
        </draw:line>
        <draw:frame draw:style-name="gr7" draw:text-style-name="P5" draw:layer="layout" svg:width="3.81cm" svg:height="3.175cm" svg:x="16.621cm" svg:y="11.795cm">
          <draw:text-box>
            <text:p>Back left shoulder</text:p>
          </draw:text-box>
        </draw:frame>
        <draw:line draw:style-name="gr4" draw:text-style-name="P4" draw:layer="layout" svg:x1="8.62cm" svg:y1="8.62cm" svg:x2="10.271cm" svg:y2="3.286cm">
          <text:p/>
        </draw:line>
        <draw:line draw:style-name="gr4" draw:text-style-name="P4" draw:layer="layout" svg:x1="14.821cm" svg:y1="8.62cm" svg:x2="16.472cm" svg:y2="3.286cm">
          <text:p/>
        </draw:line>
        <draw:custom-shape draw:style-name="gr2" draw:text-style-name="P2" draw:layer="layout" svg:width="1.27cm" svg:height="1.27cm" svg:x="9.597cm" svg:y="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5.698cm" svg:y="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271cm" svg:y1="3.54cm" svg:x2="16.621cm" svg:y2="3.413cm">
          <text:p/>
        </draw:line>
        <draw:frame draw:style-name="gr8" draw:text-style-name="P5" draw:layer="layout" svg:width="3.81cm" svg:height="2.413cm" svg:x="5.995cm" svg:y="1.041cm">
          <draw:text-box>
            <text:p>Y (up)</text:p>
          </draw:text-box>
        </draw:frame>
        <draw:line draw:style-name="gr9" draw:text-style-name="P4" draw:layer="layout" svg:x1="1.762cm" svg:y1="8.493cm" svg:x2="19.161cm" svg:y2="8.493cm">
          <text:p/>
        </draw:line>
        <draw:frame draw:style-name="gr10" draw:text-style-name="P5" draw:layer="layout" svg:width="3.175cm" svg:height="2.032cm" svg:x="17.129cm" svg:y="6.842cm">
          <draw:text-box>
            <text:p>X (right)</text:p>
          </draw:text-box>
        </draw:frame>
        <draw:ellipse draw:style-name="gr16" draw:text-style-name="P2" draw:layer="layout" svg:width="0.687cm" svg:height="0.654cm" svg:x="6.707cm" svg:y="8.601cm" draw:kind="arc" draw:start-angle="95.83" draw:end-angle="300.13">
          <text:p/>
        </draw:ellipse>
        <draw:line draw:style-name="gr4" draw:text-style-name="P4" draw:layer="layout" svg:x1="6.715cm" svg:y1="8.874cm" svg:x2="5.572cm" svg:y2="6.715cm">
          <text:p/>
        </draw:line>
        <draw:frame draw:style-name="gr17" draw:text-style-name="P5" draw:layer="layout" svg:width="2.667cm" svg:height="1.524cm" svg:x="3.667cm" svg:y="5.953cm">
          <draw:text-box>
            <text:p>Theta1</text:p>
          </draw:text-box>
        </draw:frame>
        <draw:frame draw:style-name="gr12" draw:text-style-name="P5" draw:layer="layout" svg:width="1.651cm" svg:height="1.143cm" svg:x="6.334cm" svg:y="9.482cm">
          <draw:text-box>
            <text:p>L1</text:p>
          </draw:text-box>
        </draw:frame>
        <draw:frame draw:style-name="gr13" draw:text-style-name="P5" draw:layer="layout" svg:width="1.397cm" svg:height="0.962cm" svg:x="3.159cm" svg:y="13.573cm">
          <draw:text-box>
            <text:p>E</text:p>
          </draw:text-box>
        </draw:frame>
        <draw:line draw:style-name="gr4" draw:text-style-name="P4" draw:layer="layout" svg:x1="4.048cm" svg:y1="10.271cm" svg:x2="7.731cm" svg:y2="19.288cm">
          <text:p/>
        </draw:line>
        <draw:line draw:style-name="gr4" draw:text-style-name="P4" draw:layer="layout" svg:x1="9.382cm" svg:y1="8.874cm" svg:x2="9.382cm" svg:y2="19.161cm">
          <text:p/>
        </draw:line>
        <draw:frame draw:style-name="gr12" draw:text-style-name="P5" draw:layer="layout" svg:width="1.27cm" svg:height="1.143cm" svg:x="9.763cm" svg:y="11.414cm">
          <draw:text-box>
            <text:p>F</text:p>
          </draw:text-box>
        </draw:frame>
        <draw:frame draw:style-name="gr18" draw:text-style-name="P5" draw:layer="layout" svg:width="13.208cm" svg:height="9.494cm" svg:x="1cm" svg:y="19.669cm">
          <draw:text-box>
            <text:p>Once we have F, we have another right triangle and can solve for E.</text:p>
            <text:p/>
            <text:p>L1^2 + E^2 = F^2</text:p>
            <text:p>E = sqrt(F^2 – L1^2)</text:p>
            <text:p/>
            <text:p>Substituting F=sqrt(X4^2 + Y4^2)</text:p>
            <text:p/>
            <text:p>E = sqrt(X4^2+Y4^2 – L1^2)</text:p>
            <text:p/>
            <text:p>Conceptually, E is how long do the lower 2 leg joints need to be, in x and y, to reach point PX4,Y4.</text:p>
          </draw:text-box>
        </draw:frame>
        <draw:custom-shape draw:style-name="gr19" draw:text-style-name="P1" draw:layer="layout" svg:width="3.175cm" svg:height="5.588cm" draw:transform="rotate (2.75587488889905) translate (15.824cm 24.506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5" draw:layer="layout" svg:width="2.159cm" svg:height="1.143cm" svg:x="12.938cm" svg:y="17.637cm">
          <draw:text-box>
            <text:p>L1</text:p>
          </draw:text-box>
        </draw:frame>
        <draw:frame draw:style-name="gr15" draw:text-style-name="P5" draw:layer="layout" svg:width="1.651cm" svg:height="1.778cm" svg:x="16.113cm" svg:y="19.542cm">
          <draw:text-box>
            <text:p>F</text:p>
          </draw:text-box>
        </draw:frame>
        <draw:frame draw:style-name="gr10" draw:text-style-name="P5" draw:layer="layout" svg:width="2.286cm" svg:height="2.032cm" svg:x="12.303cm" svg:y="21.193cm">
          <draw:text-box>
            <text:p>E</text:p>
          </draw:text-box>
        </draw:frame>
      </draw:page>
      <draw:page draw:name="page3" draw:style-name="dp1" draw:master-page-name="Default">
        <draw:custom-shape draw:style-name="gr1" draw:text-style-name="P1" draw:layer="layout" svg:width="3.614cm" svg:height="9.351cm" draw:transform="skewX (-5.50956518862381E-017) rotate (2.78292749230496) translate (8.688cm 18.65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27cm" svg:height="1.27cm" svg:x="7.996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4.197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556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6.461cm" svg:y="1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7.98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97cm" svg:y1="8.493cm" svg:x2="8.62cm" svg:y2="8.493cm">
          <text:p/>
        </draw:line>
        <draw:line draw:style-name="gr4" draw:text-style-name="P4" draw:layer="layout" svg:x1="8.62cm" svg:y1="8.62cm" svg:x2="5.191cm" svg:y2="10.017cm">
          <text:p/>
        </draw:line>
        <draw:line draw:style-name="gr4" draw:text-style-name="P4" draw:layer="layout" svg:x1="5.191cm" svg:y1="10.017cm" svg:x2="7.096cm" svg:y2="15.097cm">
          <text:p/>
        </draw:line>
        <draw:line draw:style-name="gr4" draw:text-style-name="P4" draw:layer="layout" svg:x1="7.096cm" svg:y1="15.224cm" svg:x2="8.62cm" svg:y2="18.78cm">
          <text:p/>
        </draw:line>
        <draw:line draw:style-name="gr5" draw:text-style-name="P4" draw:layer="layout" svg:x1="8.62cm" svg:y1="8.62cm" svg:x2="8.62cm" svg:y2="1.254cm">
          <text:p/>
        </draw:line>
        <draw:line draw:style-name="gr6" draw:text-style-name="P4" draw:layer="layout" svg:x1="8.874cm" svg:y1="8.874cm" svg:x2="16.24cm" svg:y2="12.176cm">
          <text:p/>
        </draw:line>
        <draw:frame draw:style-name="gr7" draw:text-style-name="P5" draw:layer="layout" svg:width="3.81cm" svg:height="3.175cm" svg:x="16.621cm" svg:y="11.795cm">
          <draw:text-box>
            <text:p>Back left shoulder</text:p>
          </draw:text-box>
        </draw:frame>
        <draw:line draw:style-name="gr4" draw:text-style-name="P4" draw:layer="layout" svg:x1="8.62cm" svg:y1="8.62cm" svg:x2="10.271cm" svg:y2="3.286cm">
          <text:p/>
        </draw:line>
        <draw:line draw:style-name="gr4" draw:text-style-name="P4" draw:layer="layout" svg:x1="14.821cm" svg:y1="8.62cm" svg:x2="16.472cm" svg:y2="3.286cm">
          <text:p/>
        </draw:line>
        <draw:custom-shape draw:style-name="gr2" draw:text-style-name="P2" draw:layer="layout" svg:width="1.27cm" svg:height="1.27cm" svg:x="9.597cm" svg:y="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5.698cm" svg:y="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271cm" svg:y1="3.54cm" svg:x2="16.621cm" svg:y2="3.413cm">
          <text:p/>
        </draw:line>
        <draw:frame draw:style-name="gr8" draw:text-style-name="P5" draw:layer="layout" svg:width="3.81cm" svg:height="2.413cm" svg:x="5.995cm" svg:y="1.041cm">
          <draw:text-box>
            <text:p>Y (up)</text:p>
          </draw:text-box>
        </draw:frame>
        <draw:line draw:style-name="gr9" draw:text-style-name="P4" draw:layer="layout" svg:x1="1.762cm" svg:y1="8.493cm" svg:x2="19.161cm" svg:y2="8.493cm">
          <text:p/>
        </draw:line>
        <draw:frame draw:style-name="gr10" draw:text-style-name="P5" draw:layer="layout" svg:width="3.175cm" svg:height="2.032cm" svg:x="17.129cm" svg:y="6.842cm">
          <draw:text-box>
            <text:p>X (right)</text:p>
          </draw:text-box>
        </draw:frame>
        <draw:ellipse draw:style-name="gr16" draw:text-style-name="P2" draw:layer="layout" svg:width="0.687cm" svg:height="0.654cm" svg:x="6.707cm" svg:y="8.601cm" draw:kind="arc" draw:start-angle="95.83" draw:end-angle="300.13">
          <text:p/>
        </draw:ellipse>
        <draw:line draw:style-name="gr4" draw:text-style-name="P4" draw:layer="layout" svg:x1="6.715cm" svg:y1="8.874cm" svg:x2="5.572cm" svg:y2="6.715cm">
          <text:p/>
        </draw:line>
        <draw:frame draw:style-name="gr17" draw:text-style-name="P5" draw:layer="layout" svg:width="2.667cm" svg:height="1.524cm" svg:x="3.667cm" svg:y="5.953cm">
          <draw:text-box>
            <text:p>Theta1</text:p>
          </draw:text-box>
        </draw:frame>
        <draw:frame draw:style-name="gr12" draw:text-style-name="P5" draw:layer="layout" svg:width="1.651cm" svg:height="1.143cm" svg:x="6.334cm" svg:y="9.482cm">
          <draw:text-box>
            <text:p>L1</text:p>
          </draw:text-box>
        </draw:frame>
        <draw:frame draw:style-name="gr13" draw:text-style-name="P5" draw:layer="layout" svg:width="1.397cm" svg:height="0.962cm" svg:x="3.159cm" svg:y="13.573cm">
          <draw:text-box>
            <text:p>E</text:p>
          </draw:text-box>
        </draw:frame>
        <draw:line draw:style-name="gr4" draw:text-style-name="P4" draw:layer="layout" svg:x1="4.048cm" svg:y1="10.271cm" svg:x2="7.731cm" svg:y2="19.288cm">
          <text:p/>
        </draw:line>
        <draw:line draw:style-name="gr4" draw:text-style-name="P4" draw:layer="layout" svg:x1="9.382cm" svg:y1="8.874cm" svg:x2="9.382cm" svg:y2="19.161cm">
          <text:p/>
        </draw:line>
        <draw:frame draw:style-name="gr12" draw:text-style-name="P5" draw:layer="layout" svg:width="1.27cm" svg:height="1.143cm" svg:x="9.763cm" svg:y="11.414cm">
          <draw:text-box>
            <text:p>F</text:p>
          </draw:text-box>
        </draw:frame>
        <draw:frame draw:style-name="gr20" draw:text-style-name="P7" draw:layer="layout" svg:width="11.684cm" svg:height="8.072cm" svg:x="1cm" svg:y="19.669cm">
          <draw:text-box>
            <text:p text:style-name="P6">We know that tan(theta) = opp/adj.</text:p>
            <text:p text:style-name="P6"/>
            <text:p text:style-name="P6">We can therefore solve for Beta, as we have L1 and E.</text:p>
            <text:p text:style-name="P6"><text:span text:style-name="T1">tan(</text:span>Beta) = E/L1.</text:p>
            <text:p text:style-name="P6">Beta = atan2(E, L1)</text:p>
            <text:p text:style-name="P6"/>
            <text:p text:style-name="P6"/>
            <text:p text:style-name="P6"/>
            <text:p text:style-name="P6"/>
            <text:p text:style-name="P6"/>
          </draw:text-box>
        </draw:frame>
        <draw:ellipse draw:style-name="gr16" draw:text-style-name="P2" draw:layer="layout" svg:width="3.302cm" svg:height="2.921cm" svg:x="5.064cm" svg:y="9.095cm" draw:kind="arc" draw:start-angle="102.29" draw:end-angle="350.11">
          <text:p/>
        </draw:ellipse>
        <draw:line draw:style-name="gr4" draw:text-style-name="P4" draw:layer="layout" svg:x1="5.191cm" svg:y1="11.16cm" svg:x2="2.905cm" svg:y2="11.541cm">
          <text:p/>
        </draw:line>
        <draw:frame draw:style-name="gr11" draw:text-style-name="P5" draw:layer="layout" svg:width="2.921cm" svg:height="1.397cm" svg:x="1cm" svg:y="10.906cm">
          <draw:text-box>
            <text:p>Alpha</text:p>
          </draw:text-box>
        </draw:frame>
        <draw:ellipse draw:style-name="gr16" draw:text-style-name="P2" draw:layer="layout" svg:width="1.143cm" svg:height="0.889cm" svg:x="7.555cm" svg:y="9.255cm" draw:kind="arc" draw:start-angle="106.27" draw:end-angle="329.71">
          <text:p/>
        </draw:ellipse>
        <draw:line draw:style-name="gr6" draw:text-style-name="P4" draw:layer="layout" svg:x1="-1.159cm" svg:y1="9.89cm" svg:x2="-1.286cm" svg:y2="9.89cm">
          <text:p/>
        </draw:line>
        <draw:line draw:style-name="gr4" draw:text-style-name="P4" draw:layer="layout" svg:x1="7.604cm" svg:y1="9.89cm" svg:x2="2.651cm" svg:y2="9.509cm">
          <text:p/>
        </draw:line>
        <draw:frame draw:style-name="gr11" draw:text-style-name="P5" draw:layer="layout" svg:width="2.54cm" svg:height="1.397cm" svg:x="1.508cm" svg:y="8.747cm">
          <draw:text-box>
            <text:p>Beta</text:p>
          </draw:text-box>
        </draw:frame>
      </draw:page>
      <draw:page draw:name="page4" draw:style-name="dp1" draw:master-page-name="Default">
        <draw:custom-shape draw:style-name="gr1" draw:text-style-name="P1" draw:layer="layout" svg:width="3.614cm" svg:height="9.351cm" draw:transform="skewX (-5.50956518862381E-017) rotate (2.78292749230496) translate (8.688cm 18.65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27cm" svg:height="1.27cm" svg:x="7.996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4.197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556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6.461cm" svg:y="1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7.98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97cm" svg:y1="8.493cm" svg:x2="8.62cm" svg:y2="8.493cm">
          <text:p/>
        </draw:line>
        <draw:line draw:style-name="gr4" draw:text-style-name="P4" draw:layer="layout" svg:x1="8.62cm" svg:y1="8.62cm" svg:x2="5.191cm" svg:y2="10.017cm">
          <text:p/>
        </draw:line>
        <draw:line draw:style-name="gr4" draw:text-style-name="P4" draw:layer="layout" svg:x1="5.191cm" svg:y1="10.017cm" svg:x2="7.096cm" svg:y2="15.097cm">
          <text:p/>
        </draw:line>
        <draw:line draw:style-name="gr4" draw:text-style-name="P4" draw:layer="layout" svg:x1="7.096cm" svg:y1="15.224cm" svg:x2="8.62cm" svg:y2="18.78cm">
          <text:p/>
        </draw:line>
        <draw:line draw:style-name="gr5" draw:text-style-name="P4" draw:layer="layout" svg:x1="8.62cm" svg:y1="8.62cm" svg:x2="8.62cm" svg:y2="1.254cm">
          <text:p/>
        </draw:line>
        <draw:line draw:style-name="gr6" draw:text-style-name="P4" draw:layer="layout" svg:x1="8.874cm" svg:y1="8.874cm" svg:x2="16.24cm" svg:y2="12.176cm">
          <text:p/>
        </draw:line>
        <draw:frame draw:style-name="gr7" draw:text-style-name="P5" draw:layer="layout" svg:width="3.81cm" svg:height="3.175cm" svg:x="16.621cm" svg:y="11.795cm">
          <draw:text-box>
            <text:p>Back left shoulder</text:p>
          </draw:text-box>
        </draw:frame>
        <draw:line draw:style-name="gr4" draw:text-style-name="P4" draw:layer="layout" svg:x1="8.62cm" svg:y1="8.62cm" svg:x2="10.271cm" svg:y2="3.286cm">
          <text:p/>
        </draw:line>
        <draw:line draw:style-name="gr4" draw:text-style-name="P4" draw:layer="layout" svg:x1="14.821cm" svg:y1="8.62cm" svg:x2="16.472cm" svg:y2="3.286cm">
          <text:p/>
        </draw:line>
        <draw:custom-shape draw:style-name="gr2" draw:text-style-name="P2" draw:layer="layout" svg:width="1.27cm" svg:height="1.27cm" svg:x="9.597cm" svg:y="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5.698cm" svg:y="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271cm" svg:y1="3.54cm" svg:x2="16.621cm" svg:y2="3.413cm">
          <text:p/>
        </draw:line>
        <draw:frame draw:style-name="gr8" draw:text-style-name="P5" draw:layer="layout" svg:width="3.81cm" svg:height="2.413cm" svg:x="5.995cm" svg:y="1.041cm">
          <draw:text-box>
            <text:p>Y (up)</text:p>
          </draw:text-box>
        </draw:frame>
        <draw:line draw:style-name="gr9" draw:text-style-name="P4" draw:layer="layout" svg:x1="1.762cm" svg:y1="8.493cm" svg:x2="19.161cm" svg:y2="8.493cm">
          <text:p/>
        </draw:line>
        <draw:frame draw:style-name="gr10" draw:text-style-name="P5" draw:layer="layout" svg:width="3.175cm" svg:height="2.032cm" svg:x="17.129cm" svg:y="6.842cm">
          <draw:text-box>
            <text:p>X (right)</text:p>
          </draw:text-box>
        </draw:frame>
        <draw:ellipse draw:style-name="gr16" draw:text-style-name="P2" draw:layer="layout" svg:width="0.687cm" svg:height="0.654cm" svg:x="6.707cm" svg:y="8.601cm" draw:kind="arc" draw:start-angle="95.83" draw:end-angle="300.13">
          <text:p/>
        </draw:ellipse>
        <draw:line draw:style-name="gr4" draw:text-style-name="P4" draw:layer="layout" svg:x1="6.715cm" svg:y1="8.874cm" svg:x2="5.572cm" svg:y2="6.715cm">
          <text:p/>
        </draw:line>
        <draw:frame draw:style-name="gr17" draw:text-style-name="P5" draw:layer="layout" svg:width="2.667cm" svg:height="1.524cm" svg:x="3.667cm" svg:y="5.953cm">
          <draw:text-box>
            <text:p>Theta1</text:p>
          </draw:text-box>
        </draw:frame>
        <draw:frame draw:style-name="gr12" draw:text-style-name="P5" draw:layer="layout" svg:width="1.651cm" svg:height="1.143cm" svg:x="6.334cm" svg:y="9.482cm">
          <draw:text-box>
            <text:p>L1</text:p>
          </draw:text-box>
        </draw:frame>
        <draw:frame draw:style-name="gr13" draw:text-style-name="P5" draw:layer="layout" svg:width="1.397cm" svg:height="0.962cm" svg:x="3.159cm" svg:y="13.573cm">
          <draw:text-box>
            <text:p>E</text:p>
          </draw:text-box>
        </draw:frame>
        <draw:line draw:style-name="gr4" draw:text-style-name="P4" draw:layer="layout" svg:x1="4.048cm" svg:y1="10.271cm" svg:x2="7.731cm" svg:y2="19.288cm">
          <text:p/>
        </draw:line>
        <draw:line draw:style-name="gr4" draw:text-style-name="P4" draw:layer="layout" svg:x1="9.382cm" svg:y1="8.874cm" svg:x2="9.382cm" svg:y2="19.161cm">
          <text:p/>
        </draw:line>
        <draw:frame draw:style-name="gr12" draw:text-style-name="P5" draw:layer="layout" svg:width="1.27cm" svg:height="1.143cm" svg:x="9.763cm" svg:y="11.414cm">
          <draw:text-box>
            <text:p>F</text:p>
          </draw:text-box>
        </draw:frame>
        <draw:frame draw:style-name="gr21" draw:text-style-name="P7" draw:layer="layout" svg:width="13.081cm" svg:height="9.652cm" svg:x="1cm" svg:y="19.669cm">
          <draw:text-box>
            <text:p text:style-name="P6">We can solve for alpha by using the triangle made up of Y4, X4, and F, ie, drawing a triangle from end effector to axis. We can then solve for alpha using tan.</text:p>
            <text:p text:style-name="P6"/>
            <text:p text:style-name="P6">tan(alpha) = Y4/X4.</text:p>
            <text:p text:style-name="P6">Alpha = atan2(Y4, X4)</text:p>
            <text:p text:style-name="P6"/>
            <text:p text:style-name="P6">From here, theta1 = alpha – beta</text:p>
            <text:p text:style-name="P6"/>
            <text:p text:style-name="P6"><text:span text:style-name="T1">Theta1 = atan2(Y4, X4) - atan2(</text:span>sqrt(X4^2+Y4^2 – L1^2), L1)</text:p>
          </draw:text-box>
        </draw:frame>
        <draw:ellipse draw:style-name="gr16" draw:text-style-name="P2" draw:layer="layout" svg:width="3.302cm" svg:height="2.921cm" svg:x="5.064cm" svg:y="9.095cm" draw:kind="arc" draw:start-angle="102.29" draw:end-angle="350.11">
          <text:p/>
        </draw:ellipse>
        <draw:line draw:style-name="gr4" draw:text-style-name="P4" draw:layer="layout" svg:x1="5.191cm" svg:y1="11.16cm" svg:x2="2.905cm" svg:y2="11.541cm">
          <text:p/>
        </draw:line>
        <draw:frame draw:style-name="gr11" draw:text-style-name="P5" draw:layer="layout" svg:width="2.921cm" svg:height="1.397cm" svg:x="1cm" svg:y="10.906cm">
          <draw:text-box>
            <text:p>Alpha</text:p>
          </draw:text-box>
        </draw:frame>
        <draw:ellipse draw:style-name="gr16" draw:text-style-name="P2" draw:layer="layout" svg:width="1.143cm" svg:height="0.889cm" svg:x="7.555cm" svg:y="9.255cm" draw:kind="arc" draw:start-angle="106.27" draw:end-angle="329.71">
          <text:p/>
        </draw:ellipse>
        <draw:line draw:style-name="gr6" draw:text-style-name="P4" draw:layer="layout" svg:x1="-1.159cm" svg:y1="9.89cm" svg:x2="-1.286cm" svg:y2="9.89cm">
          <text:p/>
        </draw:line>
        <draw:line draw:style-name="gr4" draw:text-style-name="P4" draw:layer="layout" svg:x1="7.604cm" svg:y1="9.89cm" svg:x2="2.651cm" svg:y2="9.509cm">
          <text:p/>
        </draw:line>
        <draw:frame draw:style-name="gr11" draw:text-style-name="P5" draw:layer="layout" svg:width="2.54cm" svg:height="1.397cm" svg:x="1.508cm" svg:y="8.747cm">
          <draw:text-box>
            <text:p>Beta</text:p>
          </draw:text-box>
        </draw:frame>
        <draw:line draw:style-name="gr4" draw:text-style-name="P4" draw:layer="layout" svg:x1="16.552cm" svg:y1="23.357cm" svg:x2="17.174cm" svg:y2="16.527cm">
          <text:p/>
        </draw:line>
        <draw:line draw:style-name="gr4" draw:text-style-name="P4" draw:layer="layout" svg:x1="17.16cm" svg:y1="16.678cm" svg:x2="14.854cm" svg:y2="23.201cm">
          <text:p/>
        </draw:line>
        <draw:line draw:style-name="gr4" draw:text-style-name="P4" draw:layer="layout" svg:x1="14.528cm" svg:y1="23.083cm" svg:x2="16.651cm" svg:y2="23.276cm">
          <text:p/>
        </draw:line>
        <draw:frame draw:style-name="gr22" draw:text-style-name="P5" draw:layer="layout" svg:width="1.524cm" svg:height="1.27cm" svg:x="16.759cm" svg:y="21.113cm">
          <draw:text-box>
            <text:p>Y4</text:p>
          </draw:text-box>
        </draw:frame>
        <draw:frame draw:style-name="gr11" draw:text-style-name="P5" draw:layer="layout" svg:width="1.905cm" svg:height="1.397cm" svg:x="15.097cm" svg:y="23.606cm">
          <draw:text-box>
            <text:p>X4</text:p>
          </draw:text-box>
        </draw:frame>
        <draw:frame draw:style-name="gr23" draw:text-style-name="P5" draw:layer="layout" svg:width="2.286cm" svg:height="1.651cm" svg:x="14.97cm" svg:y="18.907cm">
          <draw:text-box>
            <text:p>F</text:p>
          </draw:text-box>
        </draw:frame>
      </draw:page>
      <draw:page draw:name="page5" draw:style-name="dp1" draw:master-page-name="Default">
        <draw:frame draw:style-name="gr24" draw:text-style-name="P7" draw:layer="layout" svg:width="15.748cm" svg:height="35.825cm" svg:x="2.143cm" svg:y="2.459cm">
          <draw:text-box>
            <text:p text:style-name="P6">How do we handle the signs of atan2? <text:a xlink:href="https://stackoverflow.com/questions/283406/what-is-the-difference-between-atan-and-atan2-in-c" xlink:type="simple">https://stackoverflow.com/questions/283406/what-is-the-difference-between-atan-and-atan2-in-c</text:a><text:s/></text:p>
            <text:p text:style-name="P6"/>
            <text:p text:style-name="P6">Tan(theta) = sin(theta)/cos(theta)</text:p>
            <text:p text:style-name="P6"/>
            <text:p text:style-name="P6">But there are four quadrants in a 2d graph, and we differentiate sign of tan, sin, and cos accordingly. Specifically:</text:p>
            <text:p text:style-name="P6"/>
            <text:p text:style-name="P6"><text:s text:c="2"/>Quadrant <text:s text:c="3"/>Angle <text:s text:c="13"/>sin <text:s text:c="2"/>cos <text:s text:c="2"/>tan</text:p>
            <text:p text:style-name="P6">-------------------------------------------------</text:p>
            <text:p text:style-name="P6"><text:s text:c="2"/>I <text:s text:c="10"/>0 <text:s text:c="3"/>&lt; α &lt; π/2 <text:s text:c="5"/>+ <text:s text:c="4"/>+ <text:s text:c="4"/>+</text:p>
            <text:p text:style-name="P6"><text:s text:c="2"/>II <text:s text:c="9"/>π/2 <text:s/>&lt; α &lt; π <text:s text:c="7"/>+ <text:s text:c="4"/>- <text:s text:c="4"/>-</text:p>
            <text:p text:style-name="P6"><text:s text:c="2"/>III <text:s text:c="8"/>π <text:s text:c="3"/>&lt; α &lt; 3π/2 <text:s text:c="4"/>- <text:s text:c="4"/>- <text:s text:c="4"/>+</text:p>
            <text:p text:style-name="P6"><text:s text:c="2"/>IV <text:s text:c="9"/>3π/2 &lt; α &lt; 2π <text:s text:c="6"/>- <text:s text:c="4"/>+ <text:s text:c="4"/>-</text:p>
            <text:p text:style-name="P6"/>
            <text:p text:style-name="P6">Note that if we get a positive result from tan(theta), we dont know what quadrant it corresponds to. By convention, we pick 1 and 4.</text:p>
            <text:p text:style-name="P6"/>
            <text:p text:style-name="P6">Atan2 will check signs of inputs, and adds pi or negative pi to result if cos is negative, as that would indicate we are in left two quadrants.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draw:text-box>
        </draw:frame>
        <draw:line draw:style-name="gr6" draw:text-style-name="P4" draw:layer="layout" svg:x1="-1.286cm" svg:y1="10.017cm" svg:x2="-1.413cm" svg:y2="10.017cm">
          <text:p/>
        </draw:line>
      </draw:page>
      <draw:page draw:name="page6" draw:style-name="dp1" draw:master-page-name="Default">
        <draw:line draw:style-name="gr4" draw:text-style-name="P4" draw:layer="layout" svg:x1="8.611cm" svg:y1="9.131cm" svg:x2="8.813cm" svg:y2="15.986cm">
          <text:p/>
        </draw:line>
        <draw:line draw:style-name="gr4" draw:text-style-name="P4" draw:layer="layout" svg:x1="8.809cm" svg:y1="15.834cm" svg:x2="10.316cm" svg:y2="9.081cm">
          <text:p/>
        </draw:line>
        <draw:line draw:style-name="gr4" draw:text-style-name="P4" draw:layer="layout" svg:x1="10.654cm" svg:y1="9.159cm" svg:x2="8.523cm" svg:y2="9.222cm">
          <text:p/>
        </draw:line>
        <draw:frame draw:style-name="gr22" draw:text-style-name="P5" draw:layer="layout" svg:width="1.524cm" svg:height="1.27cm" svg:x="6.638cm" svg:y="10.906cm">
          <draw:text-box>
            <text:p>Y4</text:p>
          </draw:text-box>
        </draw:frame>
        <draw:frame draw:style-name="gr11" draw:text-style-name="P5" draw:layer="layout" svg:width="1.905cm" svg:height="1.397cm" svg:x="8.543cm" svg:y="7.731cm">
          <draw:text-box>
            <text:p>X4</text:p>
          </draw:text-box>
        </draw:frame>
        <draw:frame draw:style-name="gr23" draw:text-style-name="P5" draw:layer="layout" svg:width="2.286cm" svg:height="1.651cm" svg:x="9.763cm" svg:y="12.811cm">
          <draw:text-box draw:corner-radius="0.762cm">
            <text:p>F</text:p>
          </draw:text-box>
        </draw:frame>
        <draw:circle draw:style-name="gr25" draw:text-style-name="P2" draw:layer="layout" svg:width="1.016cm" svg:height="1.016cm" svg:x="9.015cm" svg:y="9.521cm" draw:kind="arc" draw:start-angle="89.43" draw:end-angle="336.37">
          <text:p/>
        </draw:circle>
        <draw:frame draw:style-name="gr22" draw:text-style-name="P5" draw:layer="layout" svg:width="2.032cm" svg:height="1.27cm" svg:x="8.797cm" svg:y="10.652cm">
          <draw:text-box>
            <text:p>theta</text:p>
          </draw:text-box>
        </draw:frame>
        <draw:line draw:style-name="gr26" draw:text-style-name="P2" draw:layer="layout" svg:x1="11.922cm" svg:y1="2.905cm" svg:x2="11.795cm" svg:y2="15.224cm">
          <text:p/>
        </draw:line>
        <draw:line draw:style-name="gr27" draw:text-style-name="P2" draw:layer="layout" svg:x1="1.381cm" svg:y1="7.604cm" svg:x2="19.619cm" svg:y2="7.731cm">
          <text:p/>
        </draw:line>
        <draw:frame draw:style-name="gr11" draw:text-style-name="P5" draw:layer="layout" svg:width="1.778cm" svg:height="1.397cm" svg:x="11.033cm" svg:y="1.508cm">
          <draw:text-box>
            <text:p>Y</text:p>
          </draw:text-box>
        </draw:frame>
        <draw:frame draw:style-name="gr11" draw:text-style-name="P5" draw:layer="layout" svg:width="1.778cm" svg:height="1.397cm" svg:x="12.303cm" svg:y="13.7cm">
          <draw:text-box>
            <text:p>Y-</text:p>
          </draw:text-box>
        </draw:frame>
        <draw:frame draw:style-name="gr11" draw:text-style-name="P5" draw:layer="layout" svg:width="1.778cm" svg:height="1.397cm" svg:x="17.764cm" svg:y="5.572cm">
          <draw:text-box>
            <text:p>X</text:p>
          </draw:text-box>
        </draw:frame>
        <draw:frame draw:style-name="gr11" draw:text-style-name="P5" draw:layer="layout" svg:width="1.778cm" svg:height="1.397cm" svg:x="1.508cm" svg:y="5.572cm">
          <draw:text-box>
            <text:p>-X</text:p>
          </draw:text-box>
        </draw:frame>
        <draw:ellipse draw:style-name="gr25" draw:text-style-name="P2" draw:layer="layout" svg:width="6.096cm" svg:height="3.937cm" svg:x="10.652cm" svg:y="8.617cm" draw:kind="arc" draw:start-angle="163.78" draw:end-angle="47.77">
          <text:p/>
        </draw:ellipse>
        <draw:frame draw:style-name="gr15" draw:text-style-name="P5" draw:layer="layout" svg:width="3.937cm" svg:height="1.778cm" svg:x="14.335cm" svg:y="13.319cm">
          <draw:text-box>
            <text:p>Omega</text:p>
          </draw:text-box>
        </draw:frame>
        <draw:frame draw:style-name="gr28" draw:text-style-name="P5" draw:layer="layout" svg:width="16.764cm" svg:height="13.76cm" svg:x="0.873cm" svg:y="15.732cm">
          <draw:text-box>
            <text:p>In this diagram, X4 and Y4 would be negative.</text:p>
            <text:p/>
            <text:p>If we flip the sign on Y4, we end up in the top left quadrant, quadrant II. We then get a positive angle.</text:p>
            <text:p/>
            <text:p>X = 0</text:p>
            <text:p>Y = -0.65</text:p>
            <text:p/>
            <text:p>Atan2(-(-0.65), 0) = 0.595127pi</text:p>
            <text:p/>
            <text:p>If we then make that negative again, we end up quadrant 3.</text:p>
            <text:p/>
            <text:p>Atan2(0.672681, 0.1) = 0.45311pi, we in quadrant 1.</text:p>
            <text:p>If we make l1 negative, quadrant 2.</text:p>
            <text:p>Atan2(0.1, -0.1) = 0.547079pi</text:p>
            <text:p/>
            <text:p>So -0.595127pi – 0.547079pi = </text:p>
            <text:p/>
          </draw:text-box>
        </draw:frame>
      </draw:page>
      <draw:page draw:name="page7" draw:style-name="dp1" draw:master-page-name="Default">
        <draw:frame draw:style-name="gr29" draw:text-style-name="P7" draw:layer="layout" svg:width="15.748cm" svg:height="25.919cm" svg:x="2.143cm" svg:y="2.386cm">
          <draw:text-box>
            <text:p text:style-name="P6">atan2(y, x)</text:p>
            <text:p text:style-name="P6"/>
            <text:p text:style-name="P6">In our case, our y and x will likely be negative indicating 3<text:span text:style-name="T2">rd</text:span> quadrant.</text:p>
            <text:p text:style-name="P6"/>
            <text:p text:style-name="P6">X=0.1, y=-0.65</text:p>
            <text:p text:style-name="P6"/>
            <text:p text:style-name="P6">Atan2(-0.65, 0.1)</text:p>
            <text:p text:style-name="P6">Would give -0.451495pi</text:p>
            <text:p text:style-name="P6"/>
            <text:p text:style-name="P6">If we make y positive, then we would be indicating</text:p>
            <text:p text:style-name="P6">Second quadrant. This would give us</text:p>
            <text:p text:style-name="P6"><text:span text:style-name="T1">Atan2(0.65, 0.1) = </text:span>0.451495pi</text:p>
            <text:p text:style-name="P6"/>
            <text:p text:style-name="P6">0.45pi – atan2(sqrt(0.65^2 + 0.1^2 – 0.1^2), 0.1)</text:p>
            <text:p text:style-name="P6">0.45pi – atan2(0.65, 0.1)</text:p>
            <text:p text:style-name="P6"/>
            <text:p text:style-name="P6">0.45pi - 0.451495pi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draw:text-box>
        </draw:frame>
        <draw:line draw:style-name="gr6" draw:text-style-name="P4" draw:layer="layout" svg:x1="-1.286cm" svg:y1="10.017cm" svg:x2="-1.413cm" svg:y2="10.017cm">
          <text:p/>
        </draw:line>
        <draw:line draw:style-name="gr4" draw:text-style-name="P4" draw:layer="layout" svg:x1="16.562cm" svg:y1="21.069cm" svg:x2="16.764cm" svg:y2="27.924cm">
          <text:p/>
        </draw:line>
        <draw:line draw:style-name="gr4" draw:text-style-name="P4" draw:layer="layout" svg:x1="16.76cm" svg:y1="27.772cm" svg:x2="18.267cm" svg:y2="21.019cm">
          <text:p/>
        </draw:line>
        <draw:line draw:style-name="gr4" draw:text-style-name="P4" draw:layer="layout" svg:x1="18.605cm" svg:y1="21.097cm" svg:x2="16.474cm" svg:y2="21.16cm">
          <text:p/>
        </draw:line>
        <draw:frame draw:style-name="gr22" draw:text-style-name="P5" draw:layer="layout" svg:width="1.524cm" svg:height="1.27cm" svg:x="14.589cm" svg:y="22.844cm">
          <draw:text-box>
            <text:p>Y4</text:p>
          </draw:text-box>
        </draw:frame>
        <draw:frame draw:style-name="gr11" draw:text-style-name="P5" draw:layer="layout" svg:width="1.905cm" svg:height="1.397cm" svg:x="16.494cm" svg:y="19.669cm">
          <draw:text-box>
            <text:p>X4</text:p>
          </draw:text-box>
        </draw:frame>
        <draw:frame draw:style-name="gr23" draw:text-style-name="P5" draw:layer="layout" svg:width="2.286cm" svg:height="1.651cm" svg:x="17.714cm" svg:y="24.749cm">
          <draw:text-box draw:corner-radius="0.762cm">
            <text:p>F</text:p>
          </draw:text-box>
        </draw:frame>
        <draw:circle draw:style-name="gr25" draw:text-style-name="P2" draw:layer="layout" svg:width="1.016cm" svg:height="1.016cm" svg:x="16.966cm" svg:y="21.459cm" draw:kind="arc" draw:start-angle="89.43" draw:end-angle="336.37">
          <text:p/>
        </draw:circle>
        <draw:frame draw:style-name="gr22" draw:text-style-name="P5" draw:layer="layout" svg:width="2.032cm" svg:height="1.27cm" svg:x="16.748cm" svg:y="22.59cm">
          <draw:text-box>
            <text:p>theta</text:p>
          </draw:text-box>
        </draw:frame>
      </draw:page>
      <draw:page draw:name="page8" draw:style-name="dp1" draw:master-page-name="Default">
        <draw:custom-shape draw:style-name="gr30" draw:text-style-name="P2" draw:layer="layout" svg:width="12.192cm" svg:height="5.207cm" draw:transform="rotate (1.5707963267949) translate (11.922cm 16.3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27cm" svg:height="1.27cm" svg:x="16.74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3.54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51cm" svg:y1="4.048cm" svg:x2="10.779cm" svg:y2="9.763cm">
          <text:p/>
        </draw:line>
        <draw:line draw:style-name="gr4" draw:text-style-name="P4" draw:layer="layout" svg:x1="10.779cm" svg:y1="9.89cm" svg:x2="16.113cm" svg:y2="16.24cm">
          <text:p/>
        </draw:line>
        <draw:custom-shape draw:style-name="gr2" draw:text-style-name="P2" draw:layer="layout" svg:width="1.27cm" svg:height="1.27cm" svg:x="15.601cm" svg:y="15.38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175cm" svg:y1="3.921cm" svg:x2="17.637cm" svg:y2="4.048cm">
          <text:p/>
        </draw:line>
        <draw:frame draw:style-name="gr22" draw:text-style-name="P5" draw:layer="layout" svg:width="4.953cm" svg:height="1.27cm" svg:x="7.731cm" svg:y="2.524cm">
          <draw:text-box>
            <text:p>Robot left side</text:p>
          </draw:text-box>
        </draw:frame>
        <draw:frame draw:style-name="gr17" draw:text-style-name="P5" draw:layer="layout" svg:width="2.54cm" svg:height="1.524cm" svg:x="12.303cm" svg:y="6.461cm">
          <draw:text-box>
            <text:p>L2</text:p>
          </draw:text-box>
        </draw:frame>
        <draw:frame draw:style-name="gr8" draw:text-style-name="P5" draw:layer="layout" svg:width="2.54cm" svg:height="2.413cm" svg:x="13.192cm" svg:y="12.303cm">
          <draw:text-box>
            <text:p>L3</text:p>
          </draw:text-box>
        </draw:frame>
        <draw:ellipse draw:style-name="gr16" draw:text-style-name="P2" draw:layer="layout" svg:width="1.905cm" svg:height="1.651cm" draw:transform="rotate (0.263893782901543) translate (15.464cm 6.241cm)" draw:kind="arc" draw:start-angle="124.39" draw:end-angle="317.66">
          <text:p/>
        </draw:ellipse>
        <draw:frame draw:style-name="gr31" draw:text-style-name="P5" draw:layer="layout" svg:width="2.54cm" svg:height="2.286cm" svg:x="14.97cm" svg:y="7.604cm">
          <draw:text-box>
            <text:p>theta2</text:p>
          </draw:text-box>
        </draw:frame>
        <draw:line draw:style-name="gr6" draw:text-style-name="P4" draw:layer="layout" svg:x1="10.398cm" svg:y1="10.144cm" svg:x2="5.445cm" svg:y2="14.081cm">
          <text:p/>
        </draw:line>
        <draw:ellipse draw:style-name="gr16" draw:text-style-name="P2" draw:layer="layout" svg:width="2.286cm" svg:height="1.778cm" draw:transform="rotate (0.58800142499689) translate (8.934cm 11.691cm)" draw:kind="arc" draw:start-angle="147.22" draw:end-angle="9.35">
          <text:p/>
        </draw:ellipse>
        <draw:frame draw:style-name="gr23" draw:text-style-name="P5" draw:layer="layout" svg:width="3.429cm" svg:height="1.651cm" svg:x="8.366cm" svg:y="13.573cm">
          <draw:text-box>
            <text:p>theta3</text:p>
          </draw:text-box>
        </draw:frame>
        <draw:frame draw:style-name="gr17" draw:text-style-name="P5" draw:layer="layout" svg:width="3.429cm" svg:height="1.524cm" svg:x="13.114cm" svg:y="9.636cm">
          <draw:text-box>
            <text:p>gamma</text:p>
          </draw:text-box>
        </draw:frame>
        <draw:ellipse draw:style-name="gr16" draw:text-style-name="P2" draw:layer="layout" svg:width="1.905cm" svg:height="1.651cm" draw:transform="rotate (2.79270133611613) translate (12.761cm 11.279cm)" draw:kind="arc" draw:start-angle="124.39" draw:end-angle="317.66">
          <text:p/>
        </draw:ellipse>
        <draw:custom-shape draw:style-name="gr2" draw:text-style-name="P2" draw:layer="layout" svg:width="1.27cm" svg:height="1.27cm" svg:x="18.149cm" svg:y="1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941cm" svg:y="1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576cm" svg:y1="1.723cm" svg:x2="19.038cm" svg:y2="1.85cm">
          <text:p/>
        </draw:line>
        <draw:line draw:style-name="gr4" draw:text-style-name="P4" draw:layer="layout" svg:x1="4.175cm" svg:y1="3.921cm" svg:x2="5.699cm" svg:y2="1.635cm">
          <text:p/>
        </draw:line>
        <draw:line draw:style-name="gr4" draw:text-style-name="P4" draw:layer="layout" svg:x1="17.575cm" svg:y1="3.921cm" svg:x2="19.099cm" svg:y2="1.635cm">
          <text:p/>
        </draw:line>
        <draw:frame draw:style-name="gr32" draw:text-style-name="P5" draw:layer="layout" svg:width="16.637cm" svg:height="8.382cm" svg:x="2.016cm" svg:y="19.288cm">
          <draw:text-box>
            <text:p>If we want to solve for gamma. If we can figure out all 3 sides of the triangle in blue, we can use the law of cosines.</text:p>
            <text:p/>
            <text:p><text:span text:style-name="T1">cos(</text:span>gamma) = (l2^2 + l3^2 – x^2)/(2*l2*l3)</text:p>
            <text:p text:style-name="P6"><text:span text:style-name="T1">gamma = acos(</text:span>(l2^2 + l3^2 – x^2)/(2*l2*l3))</text:p>
            <text:p/>
            <text:p>Now, how do we solve for X? X is a line from the shoulder to the end effector in XYZ space.</text:p>
          </draw:text-box>
        </draw:frame>
        <draw:frame draw:style-name="gr11" draw:text-style-name="P5" draw:layer="layout" svg:width="1.905cm" svg:height="1.397cm" svg:x="17.51cm" svg:y="8.62cm">
          <draw:text-box>
            <text:p>X</text:p>
          </draw:text-box>
        </draw:frame>
        <draw:line draw:style-name="gr6" draw:text-style-name="P4" draw:layer="layout" svg:x1="17.383cm" svg:y1="4.048cm" svg:x2="3.794cm" svg:y2="7.604cm">
          <text:p/>
        </draw:line>
        <draw:frame draw:style-name="gr33" draw:text-style-name="P5" draw:layer="layout" svg:width="4.953cm" svg:height="2.667cm" svg:x="1.889cm" svg:y="6.588cm">
          <draw:text-box>
            <text:p>Elbow joint, seen from side</text:p>
          </draw:text-box>
        </draw:frame>
      </draw:page>
      <draw:page draw:name="page9" draw:style-name="dp1" draw:master-page-name="Default">
        <draw:frame draw:style-name="gr32" draw:text-style-name="P5" draw:layer="layout" svg:width="16.637cm" svg:height="8.382cm" svg:x="2.016cm" svg:y="19.288cm">
          <draw:text-box>
            <text:p>If we draw a triangle in 3d space. Where one side is the Z length, one side is the length in x y z to point, and one side is the xy length or E as we defined when solving theta1. This is a right triangle.</text:p>
            <text:p/>
            <text:p>So, Z4^2 + E ^2 = X^2</text:p>
            <text:p>X = sqrt(Z4^2 + E^2)</text:p>
            <text:p/>
            <text:p>Substituting for E:</text:p>
            <text:p text:style-name="P6"><text:span text:style-name="T1">X = sqrt(Z4^2 + (</text:span>sqrt(X4^2+Y4^2 – L1^2))^2)</text:p>
            <text:p text:style-name="P6">X = sqrt(Z4^2 + X4^2 + Y4^2 - L1^2)</text:p>
          </draw:text-box>
        </draw:frame>
        <draw:custom-shape draw:style-name="gr2" draw:text-style-name="P2" draw:layer="layout" svg:width="1.27cm" svg:height="1.27cm" svg:x="13.315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0.107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208cm" svg:y1="4.302cm" svg:x2="10.398cm" svg:y2="8.62cm">
          <text:p/>
        </draw:line>
        <draw:line draw:style-name="gr4" draw:text-style-name="P4" draw:layer="layout" svg:x1="10.398cm" svg:y1="8.62cm" svg:x2="16.875cm" svg:y2="12.43cm">
          <text:p/>
        </draw:line>
        <draw:custom-shape draw:style-name="gr2" draw:text-style-name="P2" draw:layer="layout" svg:width="1.27cm" svg:height="1.27cm" svg:x="16.24cm" svg:y="11.66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0.742cm" svg:y1="4.048cm" svg:x2="14.204cm" svg:y2="4.175cm">
          <text:p/>
        </draw:line>
        <draw:frame draw:style-name="gr22" draw:text-style-name="P5" draw:layer="layout" svg:width="4.953cm" svg:height="1.27cm" svg:x="4.298cm" svg:y="2.651cm">
          <draw:text-box>
            <text:p>Robot left side</text:p>
          </draw:text-box>
        </draw:frame>
        <draw:custom-shape draw:style-name="gr2" draw:text-style-name="P2" draw:layer="layout" svg:width="1.27cm" svg:height="1.27cm" svg:x="14.716cm" svg:y="1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.508cm" svg:y="1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.143cm" svg:y1="1.85cm" svg:x2="15.605cm" svg:y2="1.977cm">
          <text:p/>
        </draw:line>
        <draw:line draw:style-name="gr4" draw:text-style-name="P4" draw:layer="layout" svg:x1="0.742cm" svg:y1="4.048cm" svg:x2="2.266cm" svg:y2="1.762cm">
          <text:p/>
        </draw:line>
        <draw:line draw:style-name="gr4" draw:text-style-name="P4" draw:layer="layout" svg:x1="14.142cm" svg:y1="4.048cm" svg:x2="15.666cm" svg:y2="1.762cm">
          <text:p/>
        </draw:line>
        <draw:custom-shape draw:style-name="gr2" draw:text-style-name="P2" draw:layer="layout" svg:width="1.27cm" svg:height="1.27cm" svg:x="9.84cm" svg:y="7.86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129cm" svg:y1="12.43cm" svg:x2="14.081cm" svg:y2="12.43cm">
          <text:p/>
        </draw:line>
        <draw:frame draw:style-name="gr10" draw:text-style-name="P5" draw:layer="layout" svg:width="2.54cm" svg:height="2.032cm" svg:x="14.716cm" svg:y="13.065cm">
          <draw:text-box>
            <text:p>Z4</text:p>
          </draw:text-box>
        </draw:frame>
        <draw:line draw:style-name="gr4" draw:text-style-name="P4" draw:layer="layout" svg:x1="14.081cm" svg:y1="4.048cm" svg:x2="16.875cm" svg:y2="12.43cm">
          <text:p/>
        </draw:line>
        <draw:frame draw:style-name="gr12" draw:text-style-name="P5" draw:layer="layout" svg:width="1.397cm" svg:height="1.143cm" svg:x="15.478cm" svg:y="6.207cm">
          <draw:text-box>
            <text:p>X</text:p>
          </draw:text-box>
        </draw:frame>
        <draw:line draw:style-name="gr4" draw:text-style-name="P4" draw:layer="layout" svg:x1="14.208cm" svg:y1="4.429cm" svg:x2="14.208cm" svg:y2="12.43cm">
          <text:p/>
        </draw:line>
        <draw:frame draw:style-name="gr34" draw:text-style-name="P5" draw:layer="layout" svg:width="1.397cm" svg:height="1.905cm" svg:x="12.684cm" svg:y="7.35cm">
          <draw:text-box>
            <text:p>E</text:p>
          </draw:text-box>
        </draw:frame>
      </draw:page>
      <draw:page draw:name="page10" draw:style-name="dp1" draw:master-page-name="Default">
        <draw:custom-shape draw:style-name="gr30" draw:text-style-name="P2" draw:layer="layout" svg:width="12.192cm" svg:height="5.207cm" draw:transform="rotate (1.5707963267949) translate (11.922cm 16.3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27cm" svg:height="1.27cm" svg:x="16.74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3.54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51cm" svg:y1="4.048cm" svg:x2="10.779cm" svg:y2="9.763cm">
          <text:p/>
        </draw:line>
        <draw:line draw:style-name="gr4" draw:text-style-name="P4" draw:layer="layout" svg:x1="10.779cm" svg:y1="9.89cm" svg:x2="16.113cm" svg:y2="16.24cm">
          <text:p/>
        </draw:line>
        <draw:custom-shape draw:style-name="gr2" draw:text-style-name="P2" draw:layer="layout" svg:width="1.27cm" svg:height="1.27cm" svg:x="15.601cm" svg:y="15.38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175cm" svg:y1="3.921cm" svg:x2="17.637cm" svg:y2="4.048cm">
          <text:p/>
        </draw:line>
        <draw:frame draw:style-name="gr22" draw:text-style-name="P5" draw:layer="layout" svg:width="4.953cm" svg:height="1.27cm" svg:x="7.731cm" svg:y="2.524cm">
          <draw:text-box>
            <text:p>Robot left side</text:p>
          </draw:text-box>
        </draw:frame>
        <draw:frame draw:style-name="gr17" draw:text-style-name="P5" draw:layer="layout" svg:width="2.54cm" svg:height="1.524cm" svg:x="12.303cm" svg:y="6.461cm">
          <draw:text-box>
            <text:p>L2</text:p>
          </draw:text-box>
        </draw:frame>
        <draw:frame draw:style-name="gr8" draw:text-style-name="P5" draw:layer="layout" svg:width="2.54cm" svg:height="2.413cm" svg:x="13.192cm" svg:y="12.303cm">
          <draw:text-box>
            <text:p>L3</text:p>
          </draw:text-box>
        </draw:frame>
        <draw:ellipse draw:style-name="gr16" draw:text-style-name="P2" draw:layer="layout" svg:width="1.905cm" svg:height="1.651cm" draw:transform="rotate (0.263893782901543) translate (15.464cm 6.241cm)" draw:kind="arc" draw:start-angle="124.39" draw:end-angle="317.66">
          <text:p/>
        </draw:ellipse>
        <draw:frame draw:style-name="gr31" draw:text-style-name="P5" draw:layer="layout" svg:width="2.54cm" svg:height="2.286cm" svg:x="14.97cm" svg:y="7.604cm">
          <draw:text-box>
            <text:p>theta2</text:p>
          </draw:text-box>
        </draw:frame>
        <draw:line draw:style-name="gr6" draw:text-style-name="P4" draw:layer="layout" svg:x1="10.398cm" svg:y1="10.144cm" svg:x2="5.445cm" svg:y2="14.081cm">
          <text:p/>
        </draw:line>
        <draw:ellipse draw:style-name="gr16" draw:text-style-name="P2" draw:layer="layout" svg:width="2.286cm" svg:height="1.778cm" draw:transform="rotate (0.58800142499689) translate (8.934cm 11.691cm)" draw:kind="arc" draw:start-angle="147.22" draw:end-angle="9.35">
          <text:p/>
        </draw:ellipse>
        <draw:frame draw:style-name="gr23" draw:text-style-name="P5" draw:layer="layout" svg:width="3.429cm" svg:height="1.651cm" svg:x="8.366cm" svg:y="13.573cm">
          <draw:text-box>
            <text:p>theta3</text:p>
          </draw:text-box>
        </draw:frame>
        <draw:frame draw:style-name="gr17" draw:text-style-name="P5" draw:layer="layout" svg:width="3.429cm" svg:height="1.524cm" svg:x="13.114cm" svg:y="9.636cm">
          <draw:text-box>
            <text:p>gamma</text:p>
          </draw:text-box>
        </draw:frame>
        <draw:ellipse draw:style-name="gr16" draw:text-style-name="P2" draw:layer="layout" svg:width="1.905cm" svg:height="1.651cm" draw:transform="rotate (2.79270133611613) translate (12.761cm 11.279cm)" draw:kind="arc" draw:start-angle="124.39" draw:end-angle="317.66">
          <text:p/>
        </draw:ellipse>
        <draw:custom-shape draw:style-name="gr2" draw:text-style-name="P2" draw:layer="layout" svg:width="1.27cm" svg:height="1.27cm" svg:x="18.149cm" svg:y="1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941cm" svg:y="1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576cm" svg:y1="1.723cm" svg:x2="19.038cm" svg:y2="1.85cm">
          <text:p/>
        </draw:line>
        <draw:line draw:style-name="gr4" draw:text-style-name="P4" draw:layer="layout" svg:x1="4.175cm" svg:y1="3.921cm" svg:x2="5.699cm" svg:y2="1.635cm">
          <text:p/>
        </draw:line>
        <draw:line draw:style-name="gr4" draw:text-style-name="P4" draw:layer="layout" svg:x1="17.575cm" svg:y1="3.921cm" svg:x2="19.099cm" svg:y2="1.635cm">
          <text:p/>
        </draw:line>
        <draw:frame draw:style-name="gr35" draw:text-style-name="P5" draw:layer="layout" svg:width="16.637cm" svg:height="17.315cm" svg:x="1.635cm" svg:y="16.832cm">
          <draw:text-box>
            <text:p>Coming back to our original triangle. We have X now. To solve for gamma:</text:p>
            <text:p/>
            <text:p text:style-name="P6"><text:span text:style-name="T1">gamma = acos(</text:span>(l2^2 + l3^2 – x^2)/(2*l2*l3))</text:p>
            <text:p text:style-name="P6"><text:span text:style-name="T1">gamma = acos((l2^2 + l3^2 - (sqrt(Z4^2 + X4^2 + Y4^2 - L1^2)</text:span>)^2)/(2*l2*l3))</text:p>
            <text:p text:style-name="P6"/>
            <text:p text:style-name="P6"><text:span text:style-name="T1">gamma= acos((l2^2 + l3^2 – (Z4^2 + X4^2 + Y4^2 - L1^2</text:span>)))/2*l2*l3))</text:p>
            <text:p text:style-name="P6"/>
            <text:p text:style-name="P6">gamma = acos((l2^2 + l3^2 -Z4^2 – X4^2 -Y4^2 + L1^2)/2*l2*l3))</text:p>
            <text:p text:style-name="P6"/>
            <text:p text:style-name="P6">And, acos(D) = atan2((+/-)sqrt(1-D^2), D), as its a trigonometric identity from the unit circle.</text:p>
            <text:p text:style-name="P6"/>
            <text:p text:style-name="P6"><text:span text:style-name="T1">D = (</text:span>l2^2 + l3^2 -Z4^2 – X4^2 -Y4^2 + L1^2)/2*l2*l3)</text:p>
            <text:p text:style-name="P6">Gamma = atan2((+/-)sqrt(1-D^2), D)</text:p>
            <text:p text:style-name="P6"/>
            <text:p text:style-name="P6">And theta3 = pi – gamma.</text:p>
            <text:p text:style-name="P6"/>
            <text:p text:style-name="P6">Or we use gamma for the angle of the servo.</text:p>
            <text:p text:style-name="P6"/>
            <text:p text:style-name="P6"/>
          </draw:text-box>
        </draw:frame>
        <draw:frame draw:style-name="gr11" draw:text-style-name="P5" draw:layer="layout" svg:width="1.905cm" svg:height="1.397cm" svg:x="17.51cm" svg:y="8.62cm">
          <draw:text-box>
            <text:p>X</text:p>
          </draw:text-box>
        </draw:frame>
      </draw:page>
      <draw:page draw:name="page11" draw:style-name="dp1" draw:master-page-name="Default">
        <draw:custom-shape draw:style-name="gr2" draw:text-style-name="P2" draw:layer="layout" svg:width="1.27cm" svg:height="1.27cm" svg:x="13.188cm" svg:y="2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-0.02cm" svg:y="2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0.615cm" svg:y1="3.198cm" svg:x2="14.077cm" svg:y2="3.325cm">
          <text:p/>
        </draw:line>
        <draw:frame draw:style-name="gr22" draw:text-style-name="P5" draw:layer="layout" svg:width="4.953cm" svg:height="1.27cm" svg:x="4.171cm" svg:y="1.801cm">
          <draw:text-box>
            <text:p>Robot left side</text:p>
          </draw:text-box>
        </draw:frame>
        <draw:custom-shape draw:style-name="gr2" draw:text-style-name="P2" draw:layer="layout" svg:width="1.27cm" svg:height="1.27cm" svg:x="14.589cm" svg:y="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.38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.016cm" svg:y1="1cm" svg:x2="15.478cm" svg:y2="1.127cm">
          <text:p/>
        </draw:line>
        <draw:line draw:style-name="gr4" draw:text-style-name="P4" draw:layer="layout" svg:x1="0.615cm" svg:y1="3.198cm" svg:x2="2.139cm" svg:y2="0.912cm">
          <text:p/>
        </draw:line>
        <draw:line draw:style-name="gr4" draw:text-style-name="P4" draw:layer="layout" svg:x1="14.015cm" svg:y1="3.198cm" svg:x2="15.539cm" svg:y2="0.912cm">
          <text:p/>
        </draw:line>
        <draw:line draw:style-name="gr4" draw:text-style-name="P4" draw:layer="layout" svg:x1="13.949cm" svg:y1="3.325cm" svg:x2="12.557cm" svg:y2="9.255cm">
          <text:p/>
        </draw:line>
        <draw:line draw:style-name="gr4" draw:text-style-name="P4" draw:layer="layout" svg:x1="12.557cm" svg:y1="9.129cm" svg:x2="17.764cm" svg:y2="13.192cm">
          <text:p/>
        </draw:line>
        <draw:custom-shape draw:style-name="gr2" draw:text-style-name="P2" draw:layer="layout" svg:width="1.27cm" svg:height="1.27cm" svg:x="17.129cm" svg:y="12.55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5" draw:layer="layout" svg:width="17.018cm" svg:height="8.072cm" svg:x="2.143cm" svg:y="19.034cm">
          <draw:text-box>
            <text:p text:style-name="P6">Sin is opp/hyp, so l3 is hyp.</text:p>
            <text:p text:style-name="P6">L3sin(theta3) = z/y distance from end effector to line from elbow on ground?</text:p>
            <text:p text:style-name="P6"/>
            <text:p text:style-name="P6">Cos is adj/hyp, so l3 is hyp.</text:p>
            <text:p text:style-name="P6">l3cos(theta3) = z/y distance from elbow to ground on line of l2.</text:p>
            <text:p/>
            <text:p>atan2(Z4, E) – atan2(Q, l2 +P)</text:p>
            <text:p/>
            <text:p text:style-name="P6"><text:span text:style-name="T1">atan2(Z4, E) - </text:span>epsilon</text:p>
          </draw:text-box>
        </draw:frame>
        <draw:frame draw:style-name="gr8" draw:text-style-name="P5" draw:layer="layout" svg:width="2.54cm" svg:height="2.413cm" svg:x="12.176cm" svg:y="5.191cm">
          <draw:text-box>
            <text:p>L2</text:p>
          </draw:text-box>
        </draw:frame>
        <draw:frame draw:style-name="gr11" draw:text-style-name="P5" draw:layer="layout" svg:width="1.397cm" svg:height="1.397cm" svg:x="14.589cm" svg:y="10.017cm">
          <draw:text-box>
            <text:p>L3</text:p>
          </draw:text-box>
        </draw:frame>
        <draw:line draw:style-name="gr6" draw:text-style-name="P4" draw:layer="layout" svg:x1="12.557cm" svg:y1="9.001cm" svg:x2="11.541cm" svg:y2="12.557cm">
          <text:p/>
        </draw:line>
        <draw:line draw:style-name="gr6" draw:text-style-name="P4" draw:layer="layout" svg:x1="11.541cm" svg:y1="12.557cm" svg:x2="18.018cm" svg:y2="13.446cm">
          <text:p/>
        </draw:line>
        <draw:frame draw:style-name="gr12" draw:text-style-name="P5" draw:layer="layout" svg:width="2.539cm" svg:height="1.143cm" svg:x="12.049cm" svg:y="10.525cm">
          <draw:text-box>
            <text:p>theta3</text:p>
          </draw:text-box>
        </draw:frame>
        <draw:ellipse draw:style-name="gr16" draw:text-style-name="P2" draw:layer="layout" svg:width="0.958cm" svg:height="0.904cm" draw:transform="rotate (0.191986217719376) translate (12.325cm 9.983cm)" draw:kind="arc" draw:start-angle="147.22" draw:end-angle="9.35">
          <text:p/>
        </draw:ellipse>
        <draw:frame draw:style-name="gr22" draw:text-style-name="P5" draw:layer="layout" svg:width="1.143cm" svg:height="1.27cm" svg:x="13.446cm" svg:y="13.192cm">
          <draw:text-box>
            <text:p>Q</text:p>
          </draw:text-box>
        </draw:frame>
        <draw:frame draw:style-name="gr12" draw:text-style-name="P5" draw:layer="layout" svg:width="1.778cm" svg:height="1.143cm" svg:x="9.763cm" svg:y="10.271cm">
          <draw:text-box>
            <text:p>P</text:p>
          </draw:text-box>
        </draw:frame>
        <draw:line draw:style-name="gr6" draw:text-style-name="P4" draw:layer="layout" svg:x1="13.954cm" svg:y1="3.54cm" svg:x2="18.399cm" svg:y2="13.573cm">
          <text:p/>
        </draw:line>
        <draw:frame draw:style-name="gr36" draw:text-style-name="P5" draw:layer="layout" svg:width="3.047cm" svg:height="1.679cm" svg:x="13.066cm" svg:y="6.56cm">
          <draw:text-box>
            <text:p>epsilon</text:p>
          </draw:text-box>
        </draw:frame>
        <draw:ellipse draw:style-name="gr16" draw:text-style-name="P2" draw:layer="layout" svg:width="0.958cm" svg:height="0.904cm" draw:transform="rotate (0.191986217719376) translate (13.469cm 5.637cm)" draw:kind="arc" draw:start-angle="147.22" draw:end-angle="9.35">
          <text:p/>
        </draw:ellipse>
        <draw:custom-shape draw:style-name="gr37" draw:text-style-name="P8" draw:layer="layout" svg:width="0.889cm" svg:height="0.889cm" draw:transform="rotate (-0.159697626557481) translate (11.806cm 11.665cm)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2" draw:text-style-name="P2" draw:layer="layout" svg:width="1.27cm" svg:height="1.27cm" svg:x="13.188cm" svg:y="2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-0.02cm" svg:y="2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0.615cm" svg:y1="3.198cm" svg:x2="14.077cm" svg:y2="3.325cm">
          <text:p/>
        </draw:line>
        <draw:frame draw:style-name="gr22" draw:text-style-name="P5" draw:layer="layout" svg:width="4.953cm" svg:height="1.27cm" svg:x="4.171cm" svg:y="1.801cm">
          <draw:text-box>
            <text:p>Robot left side</text:p>
          </draw:text-box>
        </draw:frame>
        <draw:custom-shape draw:style-name="gr2" draw:text-style-name="P2" draw:layer="layout" svg:width="1.27cm" svg:height="1.27cm" svg:x="14.589cm" svg:y="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.38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.016cm" svg:y1="1cm" svg:x2="15.478cm" svg:y2="1.127cm">
          <text:p/>
        </draw:line>
        <draw:line draw:style-name="gr4" draw:text-style-name="P4" draw:layer="layout" svg:x1="0.615cm" svg:y1="3.198cm" svg:x2="2.139cm" svg:y2="0.912cm">
          <text:p/>
        </draw:line>
        <draw:line draw:style-name="gr4" draw:text-style-name="P4" draw:layer="layout" svg:x1="14.015cm" svg:y1="3.198cm" svg:x2="15.539cm" svg:y2="0.912cm">
          <text:p/>
        </draw:line>
        <draw:line draw:style-name="gr4" draw:text-style-name="P4" draw:layer="layout" svg:x1="13.949cm" svg:y1="3.325cm" svg:x2="12.557cm" svg:y2="9.255cm">
          <text:p/>
        </draw:line>
        <draw:line draw:style-name="gr4" draw:text-style-name="P4" draw:layer="layout" svg:x1="12.557cm" svg:y1="9.129cm" svg:x2="17.764cm" svg:y2="13.192cm">
          <text:p/>
        </draw:line>
        <draw:custom-shape draw:style-name="gr2" draw:text-style-name="P2" draw:layer="layout" svg:width="1.27cm" svg:height="1.27cm" svg:x="17.129cm" svg:y="12.55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" draw:layer="layout" svg:width="17.018cm" svg:height="10.205cm" svg:x="2.27cm" svg:y="16.957cm">
          <draw:text-box>
            <text:p text:style-name="P6">Sin is opp/hyp, so l3 is hyp.</text:p>
            <text:p text:style-name="P6">L3sin(theta3) = z/y distance from end effector to line from elbow on ground?</text:p>
            <text:p text:style-name="P6"/>
            <text:p text:style-name="P6">Cos is adj/hyp, so l3 is hyp.</text:p>
            <text:p text:style-name="P6">l3cos(theta3) = z/y distance from elbow to ground on line of l2.</text:p>
            <text:p/>
            <text:p>atan2(Z4, E) – atan2(Q, l2 +P)</text:p>
            <text:p/>
            <text:p text:style-name="P6"><text:span text:style-name="T1">Theta2 = psi – </text:span>epsilon</text:p>
            <text:p/>
            <text:p><text:span text:style-name="T1">-theta2 = </text:span>epsilon – psi</text:p>
            <text:p text:style-name="P6"><text:span text:style-name="T1">Theta2 = psi - </text:span>epsilon</text:p>
          </draw:text-box>
        </draw:frame>
        <draw:frame draw:style-name="gr8" draw:text-style-name="P5" draw:layer="layout" svg:width="2.54cm" svg:height="2.413cm" svg:x="12.176cm" svg:y="5.191cm">
          <draw:text-box>
            <text:p>L2</text:p>
          </draw:text-box>
        </draw:frame>
        <draw:line draw:style-name="gr6" draw:text-style-name="P4" draw:layer="layout" svg:x1="12.557cm" svg:y1="9.001cm" svg:x2="11.541cm" svg:y2="12.557cm">
          <text:p/>
        </draw:line>
        <draw:line draw:style-name="gr6" draw:text-style-name="P4" draw:layer="layout" svg:x1="11.541cm" svg:y1="12.557cm" svg:x2="18.018cm" svg:y2="13.446cm">
          <text:p/>
        </draw:line>
        <draw:line draw:style-name="gr6" draw:text-style-name="P4" draw:layer="layout" svg:x1="13.954cm" svg:y1="3.54cm" svg:x2="18.399cm" svg:y2="13.573cm">
          <text:p/>
        </draw:line>
        <draw:frame draw:style-name="gr36" draw:text-style-name="P5" draw:layer="layout" svg:width="3.047cm" svg:height="1.679cm" svg:x="13.066cm" svg:y="6.56cm">
          <draw:text-box>
            <text:p>epsilon</text:p>
          </draw:text-box>
        </draw:frame>
        <draw:ellipse draw:style-name="gr16" draw:text-style-name="P2" draw:layer="layout" svg:width="0.958cm" svg:height="0.904cm" draw:transform="rotate (0.191986217719376) translate (13.469cm 5.637cm)" draw:kind="arc" draw:start-angle="147.22" draw:end-angle="9.35">
          <text:p/>
        </draw:ellipse>
        <draw:line draw:style-name="gr39" draw:text-style-name="P4" draw:layer="layout" svg:x1="13.954cm" svg:y1="3.286cm" svg:x2="14.208cm" svg:y2="13.319cm">
          <text:p/>
        </draw:line>
        <draw:line draw:style-name="gr39" draw:text-style-name="P4" draw:layer="layout" svg:x1="17.891cm" svg:y1="13.319cm" svg:x2="14.208cm" svg:y2="13.319cm">
          <text:p/>
        </draw:line>
        <draw:ellipse draw:style-name="gr40" draw:text-style-name="P2" draw:layer="layout" svg:width="0.958cm" svg:height="0.904cm" draw:transform="rotate (0.191986217719376) translate (14.443cm 7.669cm)" draw:kind="arc" draw:start-angle="147.22" draw:end-angle="9.35">
          <text:p/>
        </draw:ellipse>
        <draw:frame draw:style-name="gr41" draw:text-style-name="P9" draw:layer="layout" svg:width="1.777cm" svg:height="1.171cm" svg:x="14.462cm" svg:y="8.465cm">
          <draw:text-box>
            <text:p><text:span text:style-name="T3">psi</text:span></text:p>
          </draw:text-box>
        </draw:frame>
        <draw:frame draw:style-name="gr23" draw:text-style-name="P5" draw:layer="layout" svg:width="1.524cm" svg:height="1.651cm" svg:x="7.096cm" svg:y="10.652cm">
          <draw:text-box>
            <text:p>E</text:p>
          </draw:text-box>
        </draw:frame>
        <draw:line draw:style-name="gr39" draw:text-style-name="P4" draw:layer="layout" svg:x1="13.827cm" svg:y1="11.541cm" svg:x2="7.985cm" svg:y2="11.287cm">
          <text:p/>
        </draw:line>
        <draw:frame draw:style-name="gr11" draw:text-style-name="P9" draw:layer="layout" svg:width="1.651cm" svg:height="1.397cm" svg:x="14.97cm" svg:y="13.827cm">
          <draw:text-box>
            <text:p><text:span text:style-name="T3">Z4</text:span></text:p>
          </draw:text-box>
        </draw:frame>
        <draw:ellipse draw:style-name="gr16" draw:text-style-name="P10" draw:layer="layout" svg:width="0.958cm" svg:height="0.904cm" draw:transform="rotate (0.191986217719376) translate (12.919cm 7.669cm)" draw:kind="arc" draw:start-angle="147.22" draw:end-angle="9.35">
          <text:p/>
        </draw:ellipse>
        <draw:frame draw:style-name="gr42" draw:text-style-name="P11" draw:layer="layout" svg:width="3.682cm" svg:height="1.806cm" svg:x="6.716cm" svg:y="8.366cm">
          <draw:text-box>
            <text:p><text:span text:style-name="T4">-Theta2</text:span></text:p>
          </draw:text-box>
        </draw:frame>
        <draw:line draw:style-name="gr4" draw:text-style-name="P4" draw:layer="layout" svg:x1="9.382cm" svg:y1="8.874cm" svg:x2="13.446cm" svg:y2="8.62cm">
          <text:p/>
        </draw:line>
        <draw:custom-shape draw:style-name="gr37" draw:text-style-name="P8" draw:layer="layout" svg:width="0.889cm" svg:height="0.889cm" draw:transform="rotate (-0.159697626557481) translate (11.806cm 11.665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3-06T16:24:33.582622402</meta:creation-date>
    <dc:date>2023-03-11T14:45:08.906412032</dc:date>
    <meta:editing-duration>PT3H56M22S</meta:editing-duration>
    <meta:editing-cycles>21</meta:editing-cycles>
    <meta:generator>LibreOffice/6.4.7.2$Windows_X86_64 LibreOffice_project/639b8ac485750d5696d7590a72ef1b496725cfb5</meta:generator>
    <meta:document-statistic meta:object-count="310"/>
  </office:meta>
</office:document-meta>
</file>